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57cm"/>
    </style:style>
    <style:style style:name="co2" style:family="table-column">
      <style:table-column-properties fo:break-before="auto" style:column-width="3.041cm"/>
    </style:style>
    <style:style style:name="co3" style:family="table-column">
      <style:table-column-properties fo:break-before="auto" style:column-width="5.9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3cm" fo:break-before="auto" style:use-optimal-row-height="true"/>
    </style:style>
    <style:style style:name="ro4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 style:data-style-name="N99"/>
    <style:style style:name="ce8" style:family="table-cell" style:parent-style-name="Default" style:data-style-name="N110">
      <style:text-properties fo:font-style="normal" style:font-style-asian="normal" style:font-style-complex="normal"/>
    </style:style>
    <style:style style:name="ce9" style:family="table-cell" style:parent-style-name="Default" style:data-style-name="N110"/>
    <style:style style:name="ce10" style:family="table-cell" style:parent-style-name="Default" style:data-style-name="N110">
      <style:table-cell-properties style:text-align-source="value-type" style:repeat-content="false"/>
      <style:paragraph-properties fo:margin-left="0cm"/>
    </style:style>
    <style:style style:name="ce11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2" table:default-cell-style-name="ce9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Prévisions de dépense</text:p>
          </table:table-cell>
          <table:table-cell table:style-name="ce1" office:value-type="string" calcext:value-type="string">
            <text:p>Montant A</text:p>
          </table:table-cell>
          <table:table-cell table:style-name="ce1" office:value-type="string" calcext:value-type="string">
            <text:p>Prévisions de recettes</text:p>
          </table:table-cell>
          <table:table-cell table:style-name="ce1" office:value-type="string" calcext:value-type="string">
            <text:p>Montant B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étailler par catégories</text:p>
          </table:table-cell>
          <table:table-cell table:style-name="ce8"/>
          <table:table-cell table:style-name="ce2" office:value-type="string" calcext:value-type="string">
            <text:p>Recettes propres</text:p>
          </table:table-cell>
          <table:table-cell table:style-name="ce8" table:formula="of:=[.D4]+[.D7]" office:value-type="currency" office:currency="EUR" office:value="11414" calcext:value-type="currency">
            <text:p>11 414,00 €</text:p>
          </table:table-cell>
          <table:table-cell table:style-name="ce11" table:number-columns-repeated="1020"/>
        </table:table-row>
        <table:table-row table:style-name="ro2">
          <table:table-cell office:value-type="string" calcext:value-type="string">
            <text:p>Affiches</text:p>
          </table:table-cell>
          <table:table-cell office:value-type="currency" office:currency="EUR" office:value="139.21" calcext:value-type="currency">
            <text:p>139,21 €</text:p>
          </table:table-cell>
          <table:table-cell office:value-type="string" calcext:value-type="string">
            <text:p><text:s text:c="2"/>Détail :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yers</text:p>
          </table:table-cell>
          <table:table-cell office:value-type="currency" office:currency="EUR" office:value="37.06" calcext:value-type="currency">
            <text:p>37,06 €</text:p>
          </table:table-cell>
          <table:table-cell office:value-type="string" calcext:value-type="string">
            <text:p><text:s text:c="4"/>Billeterie : </text:p>
          </table:table-cell>
          <table:table-cell table:formula="of:=385*[.D6]+15*[.D5]" office:value-type="currency" office:currency="EUR" office:value="4755" calcext:value-type="currency">
            <text:p>4 755,00 €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stiaire</text:p>
          </table:table-cell>
          <table:table-cell office:value-type="currency" office:currency="EUR" office:value="390.53" calcext:value-type="currency">
            <text:p>390,53 €</text:p>
          </table:table-cell>
          <table:table-cell office:value-type="string" calcext:value-type="string">
            <text:p><text:s text:c="9"/>Prix entrée adhérent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r</text:p>
          </table:table-cell>
          <table:table-cell office:value-type="currency" office:currency="EUR" office:value="4041.03" calcext:value-type="currency">
            <text:p>4 041,03 €</text:p>
          </table:table-cell>
          <table:table-cell office:value-type="string" calcext:value-type="string">
            <text:p><text:s text:c="9"/>Prix entrée tout public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sonnel « scène »</text:p>
          </table:table-cell>
          <table:table-cell office:value-type="currency" office:currency="EUR" office:value="1512" calcext:value-type="currency">
            <text:p>1 512,00 €</text:p>
          </table:table-cell>
          <table:table-cell office:value-type="string" calcext:value-type="string">
            <text:p><text:s text:c="4"/>Bar :</text:p>
          </table:table-cell>
          <table:table-cell table:formula="of:=([.D8]*2*430+7*122+[.D8]*215)+([.D9]*430)" office:value-type="currency" office:currency="EUR" office:value="6659" calcext:value-type="currency">
            <text:p>6 659,00 €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lisage</text:p>
          </table:table-cell>
          <table:table-cell office:value-type="currency" office:currency="EUR" office:value="314.6" calcext:value-type="currency">
            <text:p>314,60 €</text:p>
          </table:table-cell>
          <table:table-cell office:value-type="string" calcext:value-type="string">
            <text:p><text:s text:c="9"/>Prix pinte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égie DJ (-40%)</text:p>
          </table:table-cell>
          <table:table-cell office:value-type="currency" office:currency="EUR" office:value="2969.28" calcext:value-type="currency">
            <text:p>2 969,28 €</text:p>
          </table:table-cell>
          <table:table-cell office:value-type="string" calcext:value-type="string">
            <text:p><text:s text:c="9"/>Prix soft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écurité et gardiennage</text:p>
          </table:table-cell>
          <table:table-cell office:value-type="currency" office:currency="EUR" office:value="3600" calcext:value-type="currency">
            <text:p>3 600,00 €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Cachets artiste</text:p>
          </table:table-cell>
          <table:table-cell office:value-type="currency" office:currency="EUR" office:value="1500" calcext:value-type="currency">
            <text:p>1 500,00 €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Astreinte électrique</text:p>
          </table:table-cell>
          <table:table-cell office:value-type="currency" office:currency="EUR" office:value="1749.6" calcext:value-type="currency">
            <text:p>1 749,60 €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oix rouge</text:p>
          </table:table-cell>
          <table:table-cell office:value-type="currency" office:currency="EUR" office:value="500" calcext:value-type="currency">
            <text:p>500,00 €</text:p>
          </table:table-cell>
          <table:table-cell office:value-type="string" calcext:value-type="string">
            <text:p>Rendu caution bar</text:p>
          </table:table-cell>
          <table:table-cell office:value-type="currency" office:currency="EUR" office:value="1000" calcext:value-type="currency">
            <text:p>1 000,00 €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ureau de contrôle</text:p>
          </table:table-cell>
          <table:table-cell office:value-type="currency" office:currency="EUR" office:value="1000" calcext:value-type="currency">
            <text:p>1 000,00 €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autions et dépenses annexes</text:p>
          </table:table-cell>
          <table:table-cell/>
          <table:table-cell office:value-type="string" calcext:value-type="string">
            <text:p>Subvention FSDIE demandée </text:p>
          </table:table-cell>
          <table:table-cell table:formula="of:=[.B24]-[.D2]" office:value-type="currency" office:currency="EUR" office:value="9412.1741" calcext:value-type="currency">
            <text:p>9 412,17 €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-shirts</text:p>
          </table:table-cell>
          <table:table-cell office:value-type="currency" office:currency="EUR" office:value="120" calcext:value-type="currency">
            <text:p>120,00 €</text:p>
          </table:table-cell>
          <table:table-cell office:value-type="string" calcext:value-type="string">
            <text:p>Subvention FAVE demandé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ution bar</text:p>
          </table:table-cell>
          <table:table-cell office:value-type="currency" office:currency="EUR" office:value="1000" calcext:value-type="currency">
            <text:p>1 000,00 €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CEM (11 % des dépenses)</text:p>
          </table:table-cell>
          <table:table-cell table:formula="of:=0.11*SUM([.B3:.B14])" office:value-type="currency" office:currency="EUR" office:value="1952.8641" calcext:value-type="currency">
            <text:p>1 952,86 €</text:p>
          </table:table-cell>
          <table:table-cell office:value-type="string" calcext:value-type="string">
            <text:p>Partenaires :</text:p>
          </table:table-cell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 calcext:value-type="string">
            <text:p>TOTAL A</text:p>
          </table:table-cell>
          <table:table-cell table:formula="of:=SUM([.B3:.B18])" office:value-type="currency" office:currency="EUR" office:value="20826.1741" calcext:value-type="currency">
            <text:p>20 826,17 €</text:p>
          </table:table-cell>
          <table:table-cell office:value-type="string" calcext:value-type="string">
            <text:p>TOTAL B</text:p>
          </table:table-cell>
          <table:table-cell table:formula="of:=SUM([.D2]; [.D15:.D18])" office:value-type="currency" office:currency="EUR" office:value="20826.1741" calcext:value-type="currency">
            <text:p>20 826,17 €</text:p>
          </table:table-cell>
          <table:table-cell table:number-columns-repeated="1020"/>
        </table:table-row>
        <table:table-row table:style-name="ro2">
          <table:table-cell/>
          <table:table-cell table:style-name="ce10"/>
          <table:table-cell table:number-columns-repeated="1022"/>
        </table:table-row>
        <table:table-row table:style-name="ro3">
          <table:table-cell table:style-name="ce4" office:value-type="string" calcext:value-type="string" table:number-columns-spanned="3" table:number-rows-spanned="1">
            <text:p>Calcul divers</text:p>
          </table:table-cell>
          <table:covered-table-cell table:style-name="ce10"/>
          <table:covered-table-cell/>
          <table:table-cell table:number-columns-repeated="1021"/>
        </table:table-row>
        <table:table-row table:style-name="ro2">
          <table:table-cell table:style-name="ce5" office:value-type="string" calcext:value-type="string">
            <text:p>Subvention indirecte </text:p>
          </table:table-cell>
          <table:table-cell table:style-name="ce10" table:formula="of:=[.B10]+[.B14]+[.B12]" office:value-type="currency" office:currency="EUR" office:value="6349.6" calcext:value-type="currency">
            <text:p>6 349,60 €</text:p>
          </table:table-cell>
          <table:table-cell office:value-type="string" calcext:value-type="string">
            <text:p>(payé par la fac / fsdie / dve)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A payer par Echo</text:p>
          </table:table-cell>
          <table:table-cell table:style-name="ce10" table:formula="of:=[.B24]-[.B27]-1000" office:value-type="currency" office:currency="EUR" office:value="13476.5741" calcext:value-type="currency">
            <text:p>13 476,57 €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bvention directe</text:p>
          </table:table-cell>
          <table:table-cell table:style-name="ce10" office:value-type="currency" office:currency="EUR" office:value="3115" calcext:value-type="currency">
            <text:p>3 115,00 €</text:p>
          </table:table-cell>
          <table:table-cell office:value-type="string" calcext:value-type="string">
            <text:p>Chèque à Ech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tal subvention </text:p>
          </table:table-cell>
          <table:table-cell table:style-name="ce10" table:formula="of:=[.B27]+[.B29]" office:value-type="currency" office:currency="EUR" office:value="9464.6" calcext:value-type="currency">
            <text:p>9 464,60 €</text:p>
          </table:table-cell>
          <table:table-cell office:value-type="string" calcext:value-type="string">
            <text:p>(subvention directe+ subventions indirecte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tal coût – (recettes + subventions)</text:p>
          </table:table-cell>
          <table:table-cell table:formula="of:=([.B24]-(1000+[.B30]+[.D2]))" office:value-type="currency" office:currency="EUR" office:value="-1052.4259" calcext:value-type="currency">
            <text:p>-1 052,43 €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6" office:value-type="string" calcext:value-type="string">
            <text:p>Check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alancé</text:p>
          </table:table-cell>
          <table:table-cell table:number-columns-repeated="1023"/>
        </table:table-row>
        <table:table-row table:style-name="ro2">
          <table:table-cell table:style-name="ce7" table:formula="of:=IF([.B24]=[.D24]; &quot;oui&quot;; &quot;non&quot;)" office:value-type="string" office:string-value="oui" calcext:value-type="string">
            <text:p>oui</text:p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fr" number:country="FR">€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 style:data-style-name="N2" text:time-value="16:32:16.8091890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11:03:43.962000000</meta:creation-date>
    <dc:date>2016-12-15T08:56:40.139096853</dc:date>
    <meta:editing-duration>PT1H50M18S</meta:editing-duration>
    <meta:editing-cycles>10</meta:editing-cycles>
    <meta:generator>LibreOffice/4.2.8.2$Linux_x86 LibreOffice_project/420m0$Build-2</meta:generator>
    <meta:document-statistic meta:table-count="1" meta:cell-count="78" meta:object-count="0"/>
  </office:meta>
</office:document-meta>
</file>